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1" table:default-cell-style-name="ce1"/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MEJIRO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KADANOBABA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-OKUBO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JUKU(JR)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YOYOGI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HARAJUKU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BUYA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EBISU</text:p>
          </table:table-cell>
          <table:table-cell office:value-type="float" office:value="9220" calcext:value-type="float">
            <text:p>9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MEGURO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GOTAND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SAKI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NAGAW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MACHI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HAMAMATSUCHO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HIMBASHI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YURAKUCHO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OKYO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KANDA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AKIHABARA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KACHIMACHI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UENO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UGUISUDANI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NIPPORI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NISHI-NIPPORI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TABATA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KOMAGOME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SUGAMO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table:style-name="ce1" office:value-type="string" calcext:value-type="string">
            <text:p>IKEBUKURO</text:p>
          </table:table-cell>
          <table:table-cell office:value-type="string" calcext:value-type="string">
            <text:p>OTSUKA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/>
          <table:table-cell table:style-name="Default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KADANOBABA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-OKUBO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JUKU(JR)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YOYOGI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HARAJUKU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BUYA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EBISU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MEGURO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GOTANDA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SAKI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NAGAWA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MACHI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HAMAMATSUCHO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HIMBASHI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YURAKUCHO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OKYO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KANDA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AKIHABARA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KACHIMACHI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UENO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UGUISUDANI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NIPPOR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NISHI-NIPPORI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TABATA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KOMAGOME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SUGAMO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MEJIRO</text:p>
          </table:table-cell>
          <table:table-cell office:value-type="string" calcext:value-type="string">
            <text:p>OTSUKA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-OKUBO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JUKU(JR)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YOYOGI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HARAJUKU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BUYA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EBISU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MEGURO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GOTANDA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SAK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NAGAWA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AMACHI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HAMAMATSUCHO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HIMBASHI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YURAKUCHO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OKYO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KANDA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AKIHABARA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KACHIMACHI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UENO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UGUISUDANI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NIPPORI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NISHI-NIPPORI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TABATA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KOMAGOME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SUGAMO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TAKADANOBABA</text:p>
          </table:table-cell>
          <table:table-cell office:value-type="string" calcext:value-type="string">
            <text:p>OTSUKA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NJUKU(JR)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YOYOGI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HARAJUKU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BUYA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EBISU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MEGURO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GOTANDA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SAKI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NAGAWA</text:p>
          </table:table-cell>
          <table:table-cell office:value-type="float" office:value="8820" calcext:value-type="float">
            <text:p>88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AMACHI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HAMAMATSUCHO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HIMBASHI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YURAKUCHO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OKYO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KANDA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AKIHABARA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KACHIMACHI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UENO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UGUISUDANI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NIPPORI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NISHI-NIPPORI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TABATA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KOMAGOME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SUGAMO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SHIN-OKUBO</text:p>
          </table:table-cell>
          <table:table-cell office:value-type="string" calcext:value-type="string">
            <text:p>OTSUKA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YOYOGI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HARAJUKU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BUYA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EBISU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MEGURO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GOTANDA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SAKI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NAGAWA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AMACHI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HAMAMATSUCHO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HIMBAS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YURAKUCHO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OKYO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KANDA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AKIHABARA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KACHIMACHI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UENO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UGUISUDANI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NIPPORI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NISHI-NIPPORI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TABATA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KOMAGOME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SUGAMO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HINJUKU(JR)</text:p>
          </table:table-cell>
          <table:table-cell office:value-type="string" calcext:value-type="string">
            <text:p>OTSUKA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RAJUKU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BUYA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EBISU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GURO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GOTANDA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AKI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AGAWA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MAC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MAMATSUCHO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MBASHI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YURAKUCHO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OKYO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ANDA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AKIHABARA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KACHIMACHI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ENO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GUISUDANI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PPORI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SHI-NIPPORI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BATA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OMAGOME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UGAMO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TSUKA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BUYA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EBISU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MEGURO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GOTANDA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SAKI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NAGAWA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AMACHI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HAMAMATSUCHO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HIMBASHI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YURAKUCHO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OKYO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KANDA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AKIHABARA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KACHIMACHI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UENO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UGUISUDANI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NIPPORI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NISHI-NIPPORI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TABATA</text:p>
          </table:table-cell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KOMAGOME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SUGAMO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HARAJUKU</text:p>
          </table:table-cell>
          <table:table-cell office:value-type="string" calcext:value-type="string">
            <text:p>OTSUKA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EBISU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MEGURO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GOTANDA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SAKI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HINAGAWA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AMACHI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HAMAMATSUCHO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HIMBASHI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YURAKUCHO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OKYO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KANDA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AKIHABARA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KACHIMACHI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UENO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UGUISUDANI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NIPPORI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NISHI-NIPPORI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TABA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KOMAGOME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SUGAMO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string" calcext:value-type="string">
            <text:p>SHIBUYA</text:p>
          </table:table-cell>
          <table:table-cell office:value-type="string" calcext:value-type="string">
            <text:p>OTSUKA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table:style-name="ce1" office:value-type="string" calcext:value-type="string">
            <text:p>MEGURO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GOTANDA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SAKI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HINAGAWA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AMACHI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HAMAMATSUCHO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HIMBASHI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YURAKUCHO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OKYO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KANDA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AKIHABARA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KACHIMACHI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UENO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UGUISUDANI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NIPPOR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NISHI-NIPPORI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TABATA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KOMAGOME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SUGAMO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EBISU</text:p>
          </table:table-cell>
          <table:table-cell office:value-type="string" calcext:value-type="string">
            <text:p>OTSUKA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GOTANDA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SAKI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HINAGAWA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AMACHI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HAMAMATSUCHO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HIMBASHI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YURAKUCHO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OKY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KANDA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AKIHABARA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KACHIMACHI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UEN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UGUISUDANI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NIPPORI</text:p>
          </table:table-cell>
          <table:table-cell office:value-type="float" office:value="11600" calcext:value-type="float">
            <text:p>116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NISHI-NIPPORI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TABATA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KOMAGOM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SUGAMO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string" calcext:value-type="string">
            <text:p>MEGURO</text:p>
          </table:table-cell>
          <table:table-cell office:value-type="string" calcext:value-type="string">
            <text:p>OTSUKA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SAKI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HINAGAWA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AMACHI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HAMAMATSUCHO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HIMBASHI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YURAKUCHO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OKYO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KANDA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AKIHABARA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KACHIMACHI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UENO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UGUISUDANI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NIPPORI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NISHI-NIPPORI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TABATA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KOMAGOM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SUGAMO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OTANDA</text:p>
          </table:table-cell>
          <table:table-cell office:value-type="string" calcext:value-type="string">
            <text:p>OTSUKA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HINAGAWA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AMACHI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HAMAMATSUCHO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HIMBASHI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YURAKUCHO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OKYO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KANDA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AKIHABARA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OKACHIMACHI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UENO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UGUISUDANI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NIPPORI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NISHI-NIPPORI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TABATA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KOMAGOME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SUGAMO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string" calcext:value-type="string">
            <text:p>OSAKI</text:p>
          </table:table-cell>
          <table:table-cell office:value-type="string" calcext:value-type="string">
            <text:p>OTSUKA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AMACHI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HAMAMATSUCHO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SHIMBASHI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YURAKUCHO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OKYO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KANDA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AKIHABARA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OKACHIMACHI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UENO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UGUISUDANI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NIPPORI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NISHI-NIPPORI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TABATA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KOMAGOM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SUGAMO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SHINAGAWA</text:p>
          </table:table-cell>
          <table:table-cell office:value-type="string" calcext:value-type="string">
            <text:p>OTSUKA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HAMAMATSUCHO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SHIMBASHI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YURAKUCHO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TOKYO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KANDA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AKIHABARA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OKACHIMACHI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UENO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UGUISUDANI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NIPPORI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NISHI-NIPPORI</text:p>
          </table:table-cell>
          <table:table-cell office:value-type="float" office:value="9760" calcext:value-type="float">
            <text:p>976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TABATA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KOMAGOME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SUGAMO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string" calcext:value-type="string">
            <text:p>TAMACHI</text:p>
          </table:table-cell>
          <table:table-cell office:value-type="string" calcext:value-type="string">
            <text:p>OTSUKA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SHIMBASHI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YURAKUCHO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TOKYO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KANDA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AKIHABARA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OKACHIMACHI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UENO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UGUISUDANI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NIPPORI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NISHI-NIPPORI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TABATA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KOMAGOME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SUGAMO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HAMAMATSUCHO</text:p>
          </table:table-cell>
          <table:table-cell office:value-type="string" calcext:value-type="string">
            <text:p>OTSUKA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YURAKUCHO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TOKYO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KANDA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AKIHABARA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OKACHIMACHI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UENO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UGUISUDANI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NIPPORI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NISHI-NIPPORI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TABATA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KOMAGOME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SUGAMO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SHIMBASHI</text:p>
          </table:table-cell>
          <table:table-cell office:value-type="string" calcext:value-type="string">
            <text:p>OTSUKA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TOKYO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KANDA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AKIHABARA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OKACHIMACHI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UENO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UGUISUDANI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NIPPORI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NISHI-NIPPORI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TABATA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KOMAGOME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SUGAMO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YURAKUCHO</text:p>
          </table:table-cell>
          <table:table-cell office:value-type="string" calcext:value-type="string">
            <text:p>OTSUKA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KANDA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AKIHABARA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OKACHIMACHI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UENO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UGUISUDANI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NIPPORI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NISHI-NIPPORI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TABATA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KOMAGOME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SUGAMO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OTSUKA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AKIHABARA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OKACHIMACHI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UENO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UGUISUDANI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NIPPORI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NISHI-NIPPORI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TABATA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KOMAGOME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SUGAMO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KANDA</text:p>
          </table:table-cell>
          <table:table-cell office:value-type="string" calcext:value-type="string">
            <text:p>OTSUKA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KACHIMACHI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ENO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GUISUDANI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PPORI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SHI-NIPPORI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ABATA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KOMAGOME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UGAMO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TSUKA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UENO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UGUISUDANI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NIPPORI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NISHI-NIPPORI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TABATA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KOMAGOME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SUGAMO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OKACHIMACHI</text:p>
          </table:table-cell>
          <table:table-cell office:value-type="string" calcext:value-type="string">
            <text:p>OTSUKA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UGUISUDANI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NIPPORI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NISHI-NIPPORI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TABATA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KOMAGOME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SUGAMO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UENO</text:p>
          </table:table-cell>
          <table:table-cell office:value-type="string" calcext:value-type="string">
            <text:p>OTSUKA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NIPPORI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NISHI-NIPPORI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TABATA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KOMAGOME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SUGAMO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UGUISUDANI</text:p>
          </table:table-cell>
          <table:table-cell office:value-type="string" calcext:value-type="string">
            <text:p>OTSUKA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NISHI-NIPPORI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TABATA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KOMAGOME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SUGAMO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NIPPORI</text:p>
          </table:table-cell>
          <table:table-cell office:value-type="string" calcext:value-type="string">
            <text:p>OTSUKA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TABATA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KOMAGOME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SUGAMO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NISHI-NIPPORI</text:p>
          </table:table-cell>
          <table:table-cell office:value-type="string" calcext:value-type="string">
            <text:p>OTSUKA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KOMAGOME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SUGAM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ABATA</text:p>
          </table:table-cell>
          <table:table-cell office:value-type="string" calcext:value-type="string">
            <text:p>OTSUKA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KOMAGOME</text:p>
          </table:table-cell>
          <table:table-cell office:value-type="string" calcext:value-type="string">
            <text:p>SUGAMO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KOMAGOME</text:p>
          </table:table-cell>
          <table:table-cell office:value-type="string" calcext:value-type="string">
            <text:p>OTSUKA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style-name="ce2" table:number-columns-repeated="2"/>
          <table:table-cell table:style-name="ce7"/>
        </table:table-row>
        <table:table-row table:style-name="ro1">
          <table:table-cell table:style-name="Default" table:number-columns-repeated="2"/>
          <table:table-cell office:value-type="string" calcext:value-type="string">
            <text:p>DISTANCIA RECTA</text:p>
          </table:table-cell>
        </table:table-row>
        <table:table-row table:style-name="ro1">
          <table:table-cell office:value-type="string" calcext:value-type="string">
            <text:p>SUGAMO</text:p>
          </table:table-cell>
          <table:table-cell office:value-type="string" calcext:value-type="string">
            <text:p>OTSUKA</text:p>
          </table:table-cell>
          <table:table-cell office:value-type="float" office:value="1030" calcext:value-type="float">
            <text:p>10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7:43:17.9743599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8:56:22.043367750</meta:creation-date>
    <dc:date>2019-11-20T18:12:20.349447459</dc:date>
    <meta:editing-duration>PT24M48S</meta:editing-duration>
    <meta:editing-cycles>3</meta:editing-cycles>
    <meta:generator>LibreOffice/6.1.5.2$Linux_X86_64 LibreOffice_project/10$Build-2</meta:generator>
    <meta:document-statistic meta:table-count="1" meta:cell-count="1246" meta:object-count="0"/>
  </office:meta>
</office:document-meta>
</file>